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kkitt" svg:font-family="Rokkit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fill-color="#bbbbff" draw:textarea-horizontal-align="justify" draw:textarea-vertical-align="middle" draw:auto-grow-height="false" fo:min-height="2.049cm" fo:min-width="5.399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-color="#bbbbff" draw:textarea-horizontal-align="justify" draw:textarea-vertical-align="middle" draw:auto-grow-height="false" fo:min-height="2.05cm" fo:min-width="5.399cm" fo:padding-top="0.175cm" fo:padding-bottom="0.175cm" fo:padding-left="0.3cm" fo:padding-right="0.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cm" svg:stroke-color="#000000" draw:marker-start-width="0.35cm" draw:marker-end-width="0.35cm" draw:fill-color="#ffffff" draw:textarea-vertical-align="middle" draw:auto-grow-height="false" fo:min-height="11.106cm" fo:min-width="5.056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-color="#579d1c" draw:textarea-horizontal-align="justify" draw:textarea-vertical-align="middle" draw:auto-grow-height="false" fo:min-height="2.05cm" fo:min-width="5.399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35cm" draw:marker-end-width="0.35cm" draw:fill-color="#579d1c" draw:textarea-horizontal-align="justify" draw:textarea-vertical-align="middle" draw:auto-grow-height="false" fo:min-height="2.051cm" fo:min-width="5.399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35cm" draw:marker-end-width="0.35cm" draw:fill-color="#ff9999" draw:textarea-horizontal-align="justify" draw:textarea-vertical-align="middle" draw:auto-grow-height="false" fo:min-height="5.369cm" fo:min-width="5.399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marker-start-width="0.35cm" draw:marker-end-width="0.35cm" draw:fill-color="#cf8a05" draw:textarea-vertical-align="middle" draw:auto-grow-height="false" fo:min-height="2.461cm" fo:min-width="5.8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marker-start-width="0.35cm" draw:marker-end-width="0.35cm" draw:fill-color="#bbbbff" draw:textarea-horizontal-align="justify" draw:textarea-vertical-align="middle" draw:auto-grow-height="false" fo:min-height="2.051cm" fo:min-width="5.399cm" fo:padding-top="0.175cm" fo:padding-bottom="0.175cm" fo:padding-left="0.3cm" fo:padding-right="0.3cm"/>
    </style:style>
    <style:style style:name="gr12" style:family="graphic" style:parent-style-name="objectwithoutfill">
      <style:graphic-properties draw:stroke="dash" draw:stroke-dash="Dashed_20__28_var_29_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32pt" style:font-size-asian="24pt" style:font-size-complex="24pt"/>
    </style:style>
    <style:style style:name="P2" style:family="paragraph">
      <loext:graphic-properties draw:fill-color="#bbbbff"/>
      <style:paragraph-properties fo:text-align="center"/>
      <style:text-properties style:font-name="Rokkitt" fo:font-size="32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32pt"/>
    </style:style>
    <style:style style:name="P5" style:family="paragraph">
      <loext:graphic-properties draw:fill-color="#ffffff"/>
      <style:paragraph-properties fo:text-align="center"/>
      <style:text-properties style:font-name="Rokkitt" fo:font-size="32pt"/>
    </style:style>
    <style:style style:name="P6" style:family="paragraph">
      <loext:graphic-properties draw:fill-color="#579d1c"/>
      <style:paragraph-properties fo:text-align="center"/>
      <style:text-properties style:font-name="Rokkitt" fo:font-size="32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9999"/>
      <style:paragraph-properties fo:text-align="center"/>
      <style:text-properties style:font-name="Rokkitt" fo:font-size="32pt" style:font-size-asian="24pt" style:font-size-complex="24pt"/>
    </style:style>
    <style:style style:name="P11" style:family="paragraph">
      <style:paragraph-properties fo:text-align="center"/>
      <style:text-properties style:font-name="Rokkitt" fo:font-size="32pt" style:font-size-asian="24pt" style:font-size-complex="24pt"/>
    </style:style>
    <style:style style:name="P12" style:family="paragraph">
      <loext:graphic-properties draw:fill-color="#cf8a05"/>
      <style:paragraph-properties fo:text-align="center"/>
      <style:text-properties style:font-name="Rokkitt" fo:font-size="32pt" style:font-size-asian="24pt" style:font-size-complex="24pt"/>
    </style:style>
    <style:style style:name="T1" style:family="text">
      <style:text-properties style:font-name="Rokkitt" style:font-size-asian="24pt" style:font-size-complex="24pt"/>
    </style:style>
    <style:style style:name="T2" style:family="text">
      <style:text-properties style:text-position="-33% 58%" style:font-name="Rokkitt" style:font-size-asian="24pt" style:font-size-complex="24pt"/>
    </style:style>
    <style:style style:name="T3" style:family="text">
      <style:text-properties style:font-name="Rokkitt"/>
    </style:style>
    <style:style style:name="T4" style:family="text">
      <style:text-properties style:font-name="Rokkitt" fo:font-size="29pt" style:font-size-asian="29pt" style:font-size-complex="29pt"/>
    </style:style>
    <style:style style:name="T5" style:family="text">
      <style:text-properties style:font-name="Rokkitt" fo:font-size="28pt" style:font-size-asian="28pt" style:font-size-complex="28pt"/>
    </style:style>
    <style:style style:name="T6" style:family="text">
      <style:text-properties style:font-name="Rokkitt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5.999cm" svg:height="2.399cm" svg:x="6.063cm" svg:y="0.03cm">
          <text:p text:style-name="P1"><text:span text:style-name="T1">Soil Inpu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99cm" svg:height="2.4cm" svg:x="14.37cm" svg:y="0.053cm">
          <text:p text:style-name="P1"><text:span text:style-name="T1">CO</text:span><text:span text:style-name="T2">2</text:span><text:span text:style-name="T1">Inpu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99cm" svg:height="2.4cm" svg:x="22.67cm" svg:y="0.053cm">
          <text:p text:style-name="P1"><text:span text:style-name="T1">Climate</text:span><text:span text:style-name="T1"><text:line-break/></text:span><text:span text:style-name="T1">Inpu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draw:layer="layout" svg:width="5.999cm" svg:height="2.399cm" svg:x="6.063cm" svg:y="0.03cm">
          <text:p text:style-name="P1"><text:span text:style-name="T1">Soil Inpu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999cm" svg:height="2.4cm" svg:x="14.37cm" svg:y="0.053cm">
          <text:p text:style-name="P1"><text:span text:style-name="T1">CO</text:span><text:span text:style-name="T2">2</text:span><text:span text:style-name="T1">Inpu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.999cm" svg:height="2.4cm" svg:x="22.67cm" svg:y="0.053cm">
          <text:p text:style-name="P1"><text:span text:style-name="T1">Climate</text:span><text:span text:style-name="T1"><text:line-break/></text:span><text:span text:style-name="T1">Inpu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7.4cm" svg:height="13.2cm" svg:x="5.418cm" svg:y="4.424cm">
          <text:p text:style-name="P4"><text:span text:style-name="T3">PFTs</text:span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5.999cm" svg:height="2.4cm" svg:x="5.97cm" svg:y="5.753cm">
          <text:p text:style-name="P1"><text:span text:style-name="T1">Establish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9.118cm" svg:y1="2.429cm" svg:x2="9.137cm" svg:y2="4.424cm">
          <text:p/>
        </draw:line>
        <draw:connector draw:style-name="gr7" draw:text-style-name="P8" draw:layer="layout" svg:x1="17.369cm" svg:y1="2.453cm" svg:x2="9.118cm" svg:y2="4.424cm" draw:start-shape="id1" draw:start-glue-point="2" draw:end-shape="id2" draw:end-glue-point="4" svg:d="M17369 2453v985h-8251v986" svg:viewBox="0 0 8252 1972">
          <text:p/>
        </draw:connector>
        <draw:connector draw:style-name="gr7" draw:text-style-name="P8" draw:layer="layout" svg:x1="25.669cm" svg:y1="2.453cm" svg:x2="9.118cm" svg:y2="4.424cm" draw:start-shape="id3" draw:start-glue-point="2" draw:end-shape="id2" draw:end-glue-point="4" svg:d="M25669 2453v985h-16551v986" svg:viewBox="0 0 16552 1972">
          <text:p/>
        </draw:connecto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2" draw:layer="layout" svg:width="5.999cm" svg:height="2.399cm" svg:x="6.063cm" svg:y="0.03cm">
          <text:p text:style-name="P1"><text:span text:style-name="T1">Soil Inpu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5.999cm" svg:height="2.4cm" svg:x="14.37cm" svg:y="0.053cm">
          <text:p text:style-name="P1"><text:span text:style-name="T1">CO</text:span><text:span text:style-name="T2">2</text:span><text:span text:style-name="T1">Inpu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5.999cm" svg:height="2.4cm" svg:x="22.67cm" svg:y="0.053cm">
          <text:p text:style-name="P1"><text:span text:style-name="T1">Climate</text:span><text:span text:style-name="T1"><text:line-break/></text:span><text:span text:style-name="T1">Inpu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7.4cm" svg:height="13.2cm" svg:x="5.418cm" svg:y="4.424cm">
          <text:p text:style-name="P4"><text:span text:style-name="T3">PFTs</text:span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5.999cm" svg:height="2.4cm" svg:x="5.97cm" svg:y="5.753cm">
          <text:p text:style-name="P1"><text:span text:style-name="T1">Establish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999cm" svg:height="2.4cm" svg:x="5.97cm" svg:y="8.453cm">
          <text:p text:style-name="P1"><text:span text:style-name="T1">Grow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9.118cm" svg:y1="2.429cm" svg:x2="9.137cm" svg:y2="4.424cm">
          <text:p/>
        </draw:line>
        <draw:connector draw:style-name="gr7" draw:text-style-name="P8" draw:layer="layout" svg:x1="17.369cm" svg:y1="2.453cm" svg:x2="9.118cm" svg:y2="4.424cm" draw:start-shape="id4" draw:start-glue-point="2" draw:end-shape="id5" draw:end-glue-point="4" svg:d="M17369 2453v985h-8251v986" svg:viewBox="0 0 8252 1972">
          <text:p/>
        </draw:connector>
        <draw:connector draw:style-name="gr7" draw:text-style-name="P8" draw:layer="layout" svg:x1="25.669cm" svg:y1="2.453cm" svg:x2="9.118cm" svg:y2="4.424cm" draw:start-shape="id6" draw:start-glue-point="2" draw:end-shape="id5" draw:end-glue-point="4" svg:d="M25669 2453v985h-16551v986" svg:viewBox="0 0 16552 1972">
          <text:p/>
        </draw:connecto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2" draw:layer="layout" svg:width="5.999cm" svg:height="2.399cm" svg:x="6.063cm" svg:y="0.03cm">
          <text:p text:style-name="P1"><text:span text:style-name="T1">Soil Inpu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5.999cm" svg:height="2.4cm" svg:x="14.37cm" svg:y="0.053cm">
          <text:p text:style-name="P1"><text:span text:style-name="T1">CO</text:span><text:span text:style-name="T2">2</text:span><text:span text:style-name="T1">Inpu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5.999cm" svg:height="2.4cm" svg:x="22.67cm" svg:y="0.053cm">
          <text:p text:style-name="P1"><text:span text:style-name="T1">Climate</text:span><text:span text:style-name="T1"><text:line-break/></text:span><text:span text:style-name="T1">Inpu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8" draw:id="id8" draw:layer="layout" svg:width="7.4cm" svg:height="13.2cm" svg:x="5.418cm" svg:y="4.424cm">
          <text:p text:style-name="P4"><text:span text:style-name="T3">PFTs</text:span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5.999cm" svg:height="2.4cm" svg:x="5.97cm" svg:y="5.753cm">
          <text:p text:style-name="P1"><text:span text:style-name="T1">Establish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999cm" svg:height="2.4cm" svg:x="5.97cm" svg:y="8.453cm">
          <text:p text:style-name="P1"><text:span text:style-name="T1">Grow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5.999cm" svg:height="2.401cm" svg:x="5.97cm" svg:y="11.153cm">
          <text:p text:style-name="P1"><text:span text:style-name="T1">Compete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9.118cm" svg:y1="2.429cm" svg:x2="9.137cm" svg:y2="4.424cm">
          <text:p/>
        </draw:line>
        <draw:connector draw:style-name="gr7" draw:text-style-name="P8" draw:layer="layout" svg:x1="17.369cm" svg:y1="2.453cm" svg:x2="9.118cm" svg:y2="4.424cm" draw:start-shape="id7" draw:start-glue-point="2" draw:end-shape="id8" draw:end-glue-point="4" svg:d="M17369 2453v985h-8251v986" svg:viewBox="0 0 8252 1972">
          <text:p/>
        </draw:connector>
        <draw:connector draw:style-name="gr7" draw:text-style-name="P8" draw:layer="layout" svg:x1="25.669cm" svg:y1="2.453cm" svg:x2="9.118cm" svg:y2="4.424cm" draw:start-shape="id9" draw:start-glue-point="2" draw:end-shape="id8" draw:end-glue-point="4" svg:d="M25669 2453v985h-16551v986" svg:viewBox="0 0 16552 1972">
          <text:p/>
        </draw:connecto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2" draw:layer="layout" svg:width="5.999cm" svg:height="2.399cm" svg:x="6.063cm" svg:y="0.03cm">
          <text:p text:style-name="P1"><text:span text:style-name="T1">Soil Inpu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5.999cm" svg:height="2.4cm" svg:x="14.37cm" svg:y="0.053cm">
          <text:p text:style-name="P1"><text:span text:style-name="T1">CO</text:span><text:span text:style-name="T2">2</text:span><text:span text:style-name="T1">Inpu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5.999cm" svg:height="2.4cm" svg:x="22.67cm" svg:y="0.053cm">
          <text:p text:style-name="P1"><text:span text:style-name="T1">Climate</text:span><text:span text:style-name="T1"><text:line-break/></text:span><text:span text:style-name="T1">Inpu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1" draw:id="id11" draw:layer="layout" svg:width="7.4cm" svg:height="13.2cm" svg:x="5.418cm" svg:y="4.424cm">
          <text:p text:style-name="P4"><text:span text:style-name="T3">PFTs</text:span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5.999cm" svg:height="2.4cm" svg:x="5.97cm" svg:y="5.753cm">
          <text:p text:style-name="P1"><text:span text:style-name="T1">Establish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999cm" svg:height="2.4cm" svg:x="5.97cm" svg:y="8.453cm">
          <text:p text:style-name="P1"><text:span text:style-name="T1">Grow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5.999cm" svg:height="2.401cm" svg:x="5.97cm" svg:y="11.153cm">
          <text:p text:style-name="P1"><text:span text:style-name="T1">Compet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999cm" svg:height="2.4cm" svg:x="5.97cm" svg:y="13.823cm">
          <text:p text:style-name="P1"><text:span text:style-name="T1">Die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9.118cm" svg:y1="2.429cm" svg:x2="9.137cm" svg:y2="4.424cm">
          <text:p/>
        </draw:line>
        <draw:connector draw:style-name="gr7" draw:text-style-name="P8" draw:layer="layout" svg:x1="17.369cm" svg:y1="2.453cm" svg:x2="9.118cm" svg:y2="4.424cm" draw:start-shape="id10" draw:start-glue-point="2" draw:end-shape="id11" draw:end-glue-point="4" svg:d="M17369 2453v985h-8251v986" svg:viewBox="0 0 8252 1972">
          <text:p/>
        </draw:connector>
        <draw:connector draw:style-name="gr7" draw:text-style-name="P8" draw:layer="layout" svg:x1="25.669cm" svg:y1="2.453cm" svg:x2="9.118cm" svg:y2="4.424cm" draw:start-shape="id12" draw:start-glue-point="2" draw:end-shape="id11" draw:end-glue-point="4" svg:d="M25669 2453v985h-16551v986" svg:viewBox="0 0 16552 1972">
          <text:p/>
        </draw:connecto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2" draw:layer="layout" svg:width="5.999cm" svg:height="2.399cm" svg:x="6.063cm" svg:y="0.03cm">
          <text:p text:style-name="P1"><text:span text:style-name="T1">Soil Inpu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5.999cm" svg:height="2.4cm" svg:x="14.37cm" svg:y="0.053cm">
          <text:p text:style-name="P1"><text:span text:style-name="T1">CO</text:span><text:span text:style-name="T2">2</text:span><text:span text:style-name="T1">Inpu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5.999cm" svg:height="2.4cm" svg:x="22.67cm" svg:y="0.053cm">
          <text:p text:style-name="P1"><text:span text:style-name="T1">Climate</text:span><text:span text:style-name="T1"><text:line-break/></text:span><text:span text:style-name="T1">Inpu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4" draw:id="id14" draw:layer="layout" svg:width="7.4cm" svg:height="13.2cm" svg:x="5.418cm" svg:y="4.424cm">
          <text:p text:style-name="P4"><text:span text:style-name="T3">PFTs</text:span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5.999cm" svg:height="2.4cm" svg:x="5.97cm" svg:y="5.753cm">
          <text:p text:style-name="P1"><text:span text:style-name="T1">Establish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999cm" svg:height="2.4cm" svg:x="5.97cm" svg:y="8.453cm">
          <text:p text:style-name="P1"><text:span text:style-name="T1">Grow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5.999cm" svg:height="2.401cm" svg:x="5.97cm" svg:y="11.153cm">
          <text:p text:style-name="P1"><text:span text:style-name="T1">Compet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999cm" svg:height="2.4cm" svg:x="5.97cm" svg:y="13.823cm">
          <text:p text:style-name="P1"><text:span text:style-name="T1">Di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5.999cm" svg:height="5.719cm" svg:x="22.686cm" svg:y="11.459cm">
          <text:p text:style-name="P1"><text:span text:style-name="T5">Carbon Fluxes</text:span></text:p>
          <text:p text:style-name="P1"><text:span text:style-name="T1">Productivity</text:span></text:p>
          <text:p text:style-name="P1"><text:span text:style-name="T6">Composition</text:span></text:p>
          <text:p text:style-name="P1"><text:span text:style-name="T1">Burnt area</text:span></text:p>
          <text:p text:style-name="P1"><text:span text:style-name="T1">Hydrology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9.118cm" svg:y1="2.429cm" svg:x2="9.137cm" svg:y2="4.424cm">
          <text:p/>
        </draw:line>
        <draw:connector draw:style-name="gr7" draw:text-style-name="P8" draw:layer="layout" svg:x1="17.369cm" svg:y1="2.453cm" svg:x2="9.118cm" svg:y2="4.424cm" draw:start-shape="id13" draw:start-glue-point="2" draw:end-shape="id14" draw:end-glue-point="4" svg:d="M17369 2453v985h-8251v986" svg:viewBox="0 0 8252 1972">
          <text:p/>
        </draw:connector>
        <draw:connector draw:style-name="gr7" draw:text-style-name="P8" draw:layer="layout" svg:x1="25.669cm" svg:y1="2.453cm" svg:x2="9.118cm" svg:y2="4.424cm" draw:start-shape="id15" draw:start-glue-point="2" draw:end-shape="id14" draw:end-glue-point="4" svg:d="M25669 2453v985h-16551v986" svg:viewBox="0 0 16552 1972">
          <text:p/>
        </draw:connector>
        <draw:line draw:style-name="gr6" draw:text-style-name="P7" draw:layer="layout" svg:x1="12.818cm" svg:y1="16.177cm" svg:x2="22.686cm" svg:y2="16.177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line draw:style-name="gr6" draw:text-style-name="P7" draw:layer="layout" svg:x1="20.718cm" svg:y1="13.577cm" svg:x2="22.686cm" svg:y2="13.577cm">
          <text:p/>
        </draw:line>
        <draw:custom-shape draw:style-name="gr1" draw:text-style-name="P2" draw:layer="layout" svg:width="5.999cm" svg:height="2.399cm" svg:x="6.063cm" svg:y="0.03cm">
          <text:p text:style-name="P1"><text:span text:style-name="T1">Soil Inpu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5.999cm" svg:height="2.4cm" svg:x="14.37cm" svg:y="0.053cm">
          <text:p text:style-name="P1"><text:span text:style-name="T1">CO</text:span><text:span text:style-name="T2">2</text:span><text:span text:style-name="T1">Inpu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5.999cm" svg:height="2.4cm" svg:x="22.67cm" svg:y="0.053cm">
          <text:p text:style-name="P1"><text:span text:style-name="T1">Climate</text:span><text:span text:style-name="T1"><text:line-break/></text:span><text:span text:style-name="T1">Inpu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7" draw:id="id17" draw:layer="layout" svg:width="7.4cm" svg:height="13.2cm" svg:x="5.418cm" svg:y="4.424cm">
          <text:p text:style-name="P4"><text:span text:style-name="T3">PFTs</text:span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5.999cm" svg:height="2.4cm" svg:x="5.97cm" svg:y="5.753cm">
          <text:p text:style-name="P1"><text:span text:style-name="T1">Establish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999cm" svg:height="2.4cm" svg:x="5.97cm" svg:y="8.453cm">
          <text:p text:style-name="P1"><text:span text:style-name="T1">Grow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5.999cm" svg:height="2.401cm" svg:x="5.97cm" svg:y="11.153cm">
          <text:p text:style-name="P1"><text:span text:style-name="T1">Compet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999cm" svg:height="2.4cm" svg:x="5.97cm" svg:y="13.823cm">
          <text:p text:style-name="P1"><text:span text:style-name="T1">Die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19" draw:id="id19" draw:layer="layout" svg:width="7.266cm" svg:height="3.677cm" svg:x="13.652cm" svg:y="11.7cm">
          <text:p text:style-name="P11"><text:span text:style-name="T1">Fire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5.999cm" svg:height="5.719cm" svg:x="22.686cm" svg:y="11.459cm">
          <text:p text:style-name="P1"><text:span text:style-name="T5">Carbon Fluxes</text:span></text:p>
          <text:p text:style-name="P1"><text:span text:style-name="T1">Productivity</text:span></text:p>
          <text:p text:style-name="P1"><text:span text:style-name="T6">Composition</text:span></text:p>
          <text:p text:style-name="P1"><text:span text:style-name="T1">Burnt area</text:span></text:p>
          <text:p text:style-name="P1"><text:span text:style-name="T1">Hydrology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999cm" svg:height="2.401cm" svg:x="14.332cm" svg:y="5.754cm">
          <text:p text:style-name="P1"><text:span text:style-name="T1">Land Use</text:span></text:p>
          <text:p text:style-name="P1"><text:span text:style-name="T1">Input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9.118cm" svg:y1="2.429cm" svg:x2="9.137cm" svg:y2="4.424cm">
          <text:p/>
        </draw:line>
        <draw:connector draw:style-name="gr7" draw:text-style-name="P8" draw:layer="layout" svg:x1="17.369cm" svg:y1="2.453cm" svg:x2="9.118cm" svg:y2="4.424cm" draw:start-shape="id16" draw:start-glue-point="2" draw:end-shape="id17" draw:end-glue-point="4" svg:d="M17369 2453v985h-8251v986" svg:viewBox="0 0 8252 1972">
          <text:p/>
        </draw:connector>
        <draw:connector draw:style-name="gr7" draw:text-style-name="P8" draw:layer="layout" svg:x1="25.669cm" svg:y1="2.453cm" svg:x2="9.118cm" svg:y2="4.424cm" draw:start-shape="id18" draw:start-glue-point="2" draw:end-shape="id17" draw:end-glue-point="4" svg:d="M25669 2453v985h-16551v986" svg:viewBox="0 0 16552 1972">
          <text:p/>
        </draw:connector>
        <draw:line draw:style-name="gr6" draw:text-style-name="P7" draw:layer="layout" svg:x1="17.235cm" svg:y1="8.168cm" svg:x2="17.285cm" svg:y2="11.7cm">
          <text:p/>
        </draw:line>
        <draw:connector draw:style-name="gr7" draw:text-style-name="P8" draw:layer="layout" draw:line-skew="2.724cm" svg:x1="25.669cm" svg:y1="2.453cm" svg:x2="17.285cm" svg:y2="11.7cm" draw:start-shape="id18" draw:start-glue-point="2" draw:end-shape="id19" draw:end-glue-point="0" svg:d="M25669 2453v7347h-8384v1900" svg:viewBox="0 0 8385 9248">
          <text:p/>
        </draw:connector>
        <draw:line draw:style-name="gr6" draw:text-style-name="P7" draw:layer="layout" svg:x1="12.818cm" svg:y1="16.177cm" svg:x2="22.686cm" svg:y2="16.177cm">
          <text:p/>
        </draw:line>
        <draw:line draw:style-name="gr6" draw:text-style-name="P7" draw:layer="layout" svg:x1="12.818cm" svg:y1="13.577cm" svg:x2="13.677cm" svg:y2="13.577cm">
          <text:p/>
        </draw:line>
        <draw:line draw:style-name="gr6" draw:text-style-name="P7" draw:layer="layout" svg:x1="13.652cm" svg:y1="14.377cm" svg:x2="11.969cm" svg:y2="14.377cm">
          <text:p/>
        </draw:line>
        <draw:line draw:style-name="gr12" draw:text-style-name="P7" draw:layer="layout" svg:x1="13.636cm" svg:y1="12.777cm" svg:x2="11.953cm" svg:y2="12.777cm">
          <text:p/>
        </draw:lin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kkitt" svg:font-family="Rokkit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3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5cm" fo:margin-bottom="0cm" fo:text-indent="0cm"/>
      <style:text-properties fo:font-size="24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59cm" fo:margin-bottom="0cm" fo:text-indent="0cm"/>
      <style:text-properties fo:font-size="21.1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73cm" fo:margin-bottom="0cm" fo:text-indent="0cm"/>
      <style:text-properties fo:font-size="17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4cm" fo:margin-bottom="0cm" fo:text-indent="0cm"/>
      <style:text-properties fo:font-size="17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4cm" fo:margin-bottom="0cm" fo:text-indent="0cm"/>
      <style:text-properties fo:font-size="17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4cm" fo:margin-bottom="0cm" fo:text-indent="0cm"/>
      <style:text-properties fo:font-size="17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4cm" fo:margin-bottom="0cm" fo:text-indent="0cm"/>
      <style:text-properties fo:font-size="17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4cm" fo:margin-bottom="0cm" fo:text-indent="0cm"/>
      <style:text-properties fo:font-size="17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cm" fo:page-height="18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4.756cm" svg:x="1cm" svg:y="3.894cm"/>
      <draw:page-thumbnail draw:layer="backgroundobjects" svg:width="8.999cm" svg:height="4.756cm" svg:x="1cm" svg:y="12.47cm"/>
      <draw:page-thumbnail draw:layer="backgroundobjects" svg:width="8.999cm" svg:height="4.756cm" svg:x="1cm" svg:y="21.046cm"/>
      <draw:page-thumbnail draw:layer="backgroundobjects" svg:width="8.999cm" svg:height="4.756cm" svg:x="11cm" svg:y="3.894cm"/>
      <draw:page-thumbnail draw:layer="backgroundobjects" svg:width="8.999cm" svg:height="4.756cm" svg:x="11cm" svg:y="12.47cm"/>
      <draw:page-thumbnail draw:layer="backgroundobjects" svg:width="8.999cm" svg:height="4.756cm" svg:x="11cm" svg:y="21.046cm"/>
    </style:handout-master>
    <style:master-page style:name="Default" style:page-layout-name="PM1" draw:style-name="Mdp1">
      <draw:frame presentation:style-name="Default-title" draw:layer="backgroundobjects" svg:width="31.499cm" svg:height="3.09cm" svg:x="1.75cm" svg:y="0.734cm" presentation:class="title" presentation:placeholder="true">
        <draw:text-box/>
      </draw:frame>
      <draw:frame presentation:style-name="Default-outline1" draw:layer="backgroundobjects" svg:width="31.499cm" svg:height="10.729cm" svg:x="1.75cm" svg:y="4.326cm" presentation:class="outline" presentation:placeholder="true">
        <draw:text-box/>
      </draw:frame>
      <draw:frame presentation:style-name="Mpr1" draw:text-style-name="MP2" draw:layer="backgroundobjects" svg:width="8.154cm" svg:height="1.277cm" svg:x="1.75cm" svg:y="16.85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1.094cm" svg:height="1.277cm" svg:x="11.97cm" svg:y="16.85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8.154cm" svg:height="1.277cm" svg:x="25.095cm" svg:y="16.85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uglas Kelley</meta:initial-creator>
    <meta:creation-date>2016-04-24T00:39:21.240407551</meta:creation-date>
    <dc:date>2016-04-24T01:07:54.475546737</dc:date>
    <dc:creator>Douglas Kelley</dc:creator>
    <meta:editing-duration>PT23M</meta:editing-duration>
    <meta:editing-cycles>9</meta:editing-cycles>
    <meta:generator>LibreOffice/4.4.6.3$Linux_X86_64 LibreOffice_project/40m0$Build-3</meta:generator>
    <meta:document-statistic meta:object-count="110"/>
  </office:meta>
</office:document-meta>
</file>